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3a3ef"/>
    </style:style>
    <style:style style:name="P2" style:family="paragraph" style:parent-style-name="Standard">
      <style:paragraph-properties fo:line-height="200%"/>
      <style:text-properties officeooo:rsid="0003a3ef" officeooo:paragraph-rsid="0003a3ef"/>
    </style:style>
    <style:style style:name="P3" style:family="paragraph" style:parent-style-name="Standard">
      <style:paragraph-properties fo:line-height="200%"/>
      <style:text-properties officeooo:rsid="0004b4b8" officeooo:paragraph-rsid="0004b4b8"/>
    </style:style>
    <style:style style:name="P4" style:family="paragraph" style:parent-style-name="Standard">
      <style:paragraph-properties fo:line-height="200%"/>
      <style:text-properties officeooo:paragraph-rsid="0004b4b8"/>
    </style:style>
    <style:style style:name="P5" style:family="paragraph" style:parent-style-name="Standard">
      <style:paragraph-properties fo:line-height="200%"/>
      <style:text-properties officeooo:paragraph-rsid="0065d7f3"/>
    </style:style>
    <style:style style:name="P6" style:family="paragraph" style:parent-style-name="Standard">
      <style:paragraph-properties fo:line-height="200%"/>
      <style:text-properties style:font-name="Liberation Serif" officeooo:rsid="003d4b68" officeooo:paragraph-rsid="009a7807"/>
    </style:style>
    <style:style style:name="P7" style:family="paragraph" style:parent-style-name="Standard">
      <style:paragraph-properties fo:line-height="200%" fo:text-align="center" style:justify-single-word="false"/>
      <style:text-properties fo:font-size="24pt" fo:font-weight="bold" officeooo:rsid="0004b4b8" officeooo:paragraph-rsid="0004b4b8" style:font-weight-asian="bold" style:font-weight-complex="bold"/>
    </style:style>
    <style:style style:name="T1" style:family="text">
      <style:text-properties officeooo:rsid="0004b4b8"/>
    </style:style>
    <style:style style:name="T2" style:family="text">
      <style:text-properties officeooo:rsid="0006a438"/>
    </style:style>
    <style:style style:name="T3" style:family="text">
      <style:text-properties officeooo:rsid="000b6720"/>
    </style:style>
    <style:style style:name="T4" style:family="text">
      <style:text-properties officeooo:rsid="000ebbbd"/>
    </style:style>
    <style:style style:name="T5" style:family="text">
      <style:text-properties officeooo:rsid="00130a54"/>
    </style:style>
    <style:style style:name="T6" style:family="text">
      <style:text-properties officeooo:rsid="0015a339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4b4b8"/>
    </style:style>
    <style:style style:name="T9" style:family="text">
      <style:text-properties style:font-name="Liberation Serif" officeooo:rsid="00226fd2"/>
    </style:style>
    <style:style style:name="T10" style:family="text">
      <style:text-properties style:font-name="Liberation Serif" officeooo:rsid="002553f8"/>
    </style:style>
    <style:style style:name="T11" style:family="text">
      <style:text-properties style:font-name="Liberation Serif" officeooo:rsid="0025852c"/>
    </style:style>
    <style:style style:name="T12" style:family="text">
      <style:text-properties style:font-name="Liberation Serif" officeooo:rsid="0027b159"/>
    </style:style>
    <style:style style:name="T13" style:family="text">
      <style:text-properties style:font-name="Liberation Serif" officeooo:rsid="0029b033"/>
    </style:style>
    <style:style style:name="T14" style:family="text">
      <style:text-properties style:font-name="Liberation Serif" officeooo:rsid="002a35c5"/>
    </style:style>
    <style:style style:name="T15" style:family="text">
      <style:text-properties style:font-name="Liberation Serif" officeooo:rsid="002a8459"/>
    </style:style>
    <style:style style:name="T16" style:family="text">
      <style:text-properties style:font-name="Liberation Serif" officeooo:rsid="002b6993"/>
    </style:style>
    <style:style style:name="T17" style:family="text">
      <style:text-properties style:font-name="Liberation Serif" officeooo:rsid="002ff224"/>
    </style:style>
    <style:style style:name="T18" style:family="text">
      <style:text-properties style:font-name="Liberation Serif" officeooo:rsid="00316460"/>
    </style:style>
    <style:style style:name="T19" style:family="text">
      <style:text-properties style:font-name="Liberation Serif" officeooo:rsid="003171c7"/>
    </style:style>
    <style:style style:name="T20" style:family="text">
      <style:text-properties style:font-name="Liberation Serif" officeooo:rsid="003187fd"/>
    </style:style>
    <style:style style:name="T21" style:family="text">
      <style:text-properties style:font-name="Liberation Serif" officeooo:rsid="00335b96"/>
    </style:style>
    <style:style style:name="T22" style:family="text">
      <style:text-properties style:font-name="Liberation Serif" officeooo:rsid="0034d3bf"/>
    </style:style>
    <style:style style:name="T23" style:family="text">
      <style:text-properties style:font-name="Liberation Serif" officeooo:rsid="00363cb7"/>
    </style:style>
    <style:style style:name="T24" style:family="text">
      <style:text-properties style:font-name="Liberation Serif" officeooo:rsid="0037f66d"/>
    </style:style>
    <style:style style:name="T25" style:family="text">
      <style:text-properties style:font-name="Liberation Serif" officeooo:rsid="0038a8ac"/>
    </style:style>
    <style:style style:name="T26" style:family="text">
      <style:text-properties style:font-name="Liberation Serif" officeooo:rsid="003a7441"/>
    </style:style>
    <style:style style:name="T27" style:family="text">
      <style:text-properties style:font-name="Liberation Serif" officeooo:rsid="003c63fd"/>
    </style:style>
    <style:style style:name="T28" style:family="text">
      <style:text-properties style:font-name="Liberation Serif" officeooo:rsid="003c72bc"/>
    </style:style>
    <style:style style:name="T29" style:family="text">
      <style:text-properties style:font-name="Liberation Serif" officeooo:rsid="003cc543"/>
    </style:style>
    <style:style style:name="T30" style:family="text">
      <style:text-properties style:font-name="Liberation Serif" officeooo:rsid="003d4b68"/>
    </style:style>
    <style:style style:name="T31" style:family="text">
      <style:text-properties style:font-name="Liberation Serif" officeooo:rsid="003fe472"/>
    </style:style>
    <style:style style:name="T32" style:family="text">
      <style:text-properties style:font-name="Liberation Serif" officeooo:rsid="00402c03"/>
    </style:style>
    <style:style style:name="T33" style:family="text">
      <style:text-properties style:font-name="Liberation Serif" officeooo:rsid="00419bbb"/>
    </style:style>
    <style:style style:name="T34" style:family="text">
      <style:text-properties style:font-name="Liberation Serif" officeooo:rsid="0041ad8b"/>
    </style:style>
    <style:style style:name="T35" style:family="text">
      <style:text-properties style:font-name="Liberation Serif" officeooo:rsid="0043a46b"/>
    </style:style>
    <style:style style:name="T36" style:family="text">
      <style:text-properties style:font-name="Liberation Serif" officeooo:rsid="0045e7e4"/>
    </style:style>
    <style:style style:name="T37" style:family="text">
      <style:text-properties style:font-name="Liberation Serif" officeooo:rsid="00466cc7"/>
    </style:style>
    <style:style style:name="T38" style:family="text">
      <style:text-properties style:font-name="Liberation Serif" officeooo:rsid="0046a78c"/>
    </style:style>
    <style:style style:name="T39" style:family="text">
      <style:text-properties style:font-name="Liberation Serif" officeooo:rsid="004aab86"/>
    </style:style>
    <style:style style:name="T40" style:family="text">
      <style:text-properties style:font-name="Liberation Serif" officeooo:rsid="004b9fee"/>
    </style:style>
    <style:style style:name="T41" style:family="text">
      <style:text-properties style:font-name="Liberation Serif" officeooo:rsid="004e6ed2"/>
    </style:style>
    <style:style style:name="T42" style:family="text">
      <style:text-properties style:font-name="Liberation Serif" officeooo:rsid="004f9d86"/>
    </style:style>
    <style:style style:name="T43" style:family="text">
      <style:text-properties style:font-name="Liberation Serif" officeooo:rsid="00525a16"/>
    </style:style>
    <style:style style:name="T44" style:family="text">
      <style:text-properties style:font-name="Liberation Serif" officeooo:rsid="0059e9ee"/>
    </style:style>
    <style:style style:name="T45" style:family="text">
      <style:text-properties style:font-name="Liberation Serif" officeooo:rsid="005ef376"/>
    </style:style>
    <style:style style:name="T46" style:family="text">
      <style:text-properties style:font-name="Liberation Serif" officeooo:rsid="006026c2"/>
    </style:style>
    <style:style style:name="T47" style:family="text">
      <style:text-properties style:font-name="Liberation Serif" officeooo:rsid="00622215"/>
    </style:style>
    <style:style style:name="T48" style:family="text">
      <style:text-properties style:font-name="Liberation Serif" officeooo:rsid="0062c921"/>
    </style:style>
    <style:style style:name="T49" style:family="text">
      <style:text-properties style:font-name="Liberation Serif" officeooo:rsid="00648818"/>
    </style:style>
    <style:style style:name="T50" style:family="text">
      <style:text-properties style:font-name="Liberation Serif" officeooo:rsid="0064e311"/>
    </style:style>
    <style:style style:name="T51" style:family="text">
      <style:text-properties style:font-name="Liberation Serif" officeooo:rsid="0064e53a"/>
    </style:style>
    <style:style style:name="T52" style:family="text">
      <style:text-properties style:font-name="Liberation Serif" officeooo:rsid="0066e87d"/>
    </style:style>
    <style:style style:name="T53" style:family="text">
      <style:text-properties style:font-name="Liberation Serif" officeooo:rsid="0067ed30"/>
    </style:style>
    <style:style style:name="T54" style:family="text">
      <style:text-properties style:font-name="Liberation Serif" officeooo:rsid="00680af4"/>
    </style:style>
    <style:style style:name="T55" style:family="text">
      <style:text-properties style:font-name="Liberation Serif" officeooo:rsid="00686d52"/>
    </style:style>
    <style:style style:name="T56" style:family="text">
      <style:text-properties style:font-name="Liberation Serif" officeooo:rsid="006a8a6b"/>
    </style:style>
    <style:style style:name="T57" style:family="text">
      <style:text-properties style:font-name="Liberation Serif" officeooo:rsid="006b7e6d"/>
    </style:style>
    <style:style style:name="T58" style:family="text">
      <style:text-properties style:font-name="Liberation Serif" officeooo:rsid="006d7b53"/>
    </style:style>
    <style:style style:name="T59" style:family="text">
      <style:text-properties style:font-name="Liberation Serif" officeooo:rsid="006ef299"/>
    </style:style>
    <style:style style:name="T60" style:family="text">
      <style:text-properties style:font-name="Liberation Serif" officeooo:rsid="006f8c77"/>
    </style:style>
    <style:style style:name="T61" style:family="text">
      <style:text-properties style:font-name="Liberation Serif" officeooo:rsid="00716165"/>
    </style:style>
    <style:style style:name="T62" style:family="text">
      <style:text-properties style:font-name="Liberation Serif" officeooo:rsid="0072bf6f"/>
    </style:style>
    <style:style style:name="T63" style:family="text">
      <style:text-properties style:font-name="Liberation Serif" officeooo:rsid="00743b41"/>
    </style:style>
    <style:style style:name="T64" style:family="text">
      <style:text-properties style:font-name="Liberation Serif" officeooo:rsid="00743de9"/>
    </style:style>
    <style:style style:name="T65" style:family="text">
      <style:text-properties style:font-name="Liberation Serif" officeooo:rsid="0077d2de"/>
    </style:style>
    <style:style style:name="T66" style:family="text">
      <style:text-properties style:font-name="Liberation Serif" officeooo:rsid="00782b15"/>
    </style:style>
    <style:style style:name="T67" style:family="text">
      <style:text-properties style:font-name="Liberation Serif" officeooo:rsid="00783ab5"/>
    </style:style>
    <style:style style:name="T68" style:family="text">
      <style:text-properties style:font-name="Liberation Serif" officeooo:rsid="00793f2f"/>
    </style:style>
    <style:style style:name="T69" style:family="text">
      <style:text-properties style:font-name="Liberation Serif" officeooo:rsid="0079423c"/>
    </style:style>
    <style:style style:name="T70" style:family="text">
      <style:text-properties style:font-name="Liberation Serif" officeooo:rsid="007a8f5a"/>
    </style:style>
    <style:style style:name="T71" style:family="text">
      <style:text-properties style:font-name="Liberation Serif" officeooo:rsid="007b8ce3"/>
    </style:style>
    <style:style style:name="T72" style:family="text">
      <style:text-properties style:font-name="Liberation Serif" officeooo:rsid="007c89bc"/>
    </style:style>
    <style:style style:name="T73" style:family="text">
      <style:text-properties style:font-name="Liberation Serif" officeooo:rsid="007ce179"/>
    </style:style>
    <style:style style:name="T74" style:family="text">
      <style:text-properties style:font-name="Liberation Serif" officeooo:rsid="007d71de"/>
    </style:style>
    <style:style style:name="T75" style:family="text">
      <style:text-properties style:font-name="Liberation Serif" officeooo:rsid="0080a75b"/>
    </style:style>
    <style:style style:name="T76" style:family="text">
      <style:text-properties style:font-name="Liberation Serif" officeooo:rsid="00813fb0"/>
    </style:style>
    <style:style style:name="T77" style:family="text">
      <style:text-properties style:font-name="Liberation Serif" officeooo:rsid="008218cc"/>
    </style:style>
    <style:style style:name="T78" style:family="text">
      <style:text-properties style:font-name="Liberation Serif" officeooo:rsid="0083b40e"/>
    </style:style>
    <style:style style:name="T79" style:family="text">
      <style:text-properties style:font-name="Liberation Serif" officeooo:rsid="0084bc2a"/>
    </style:style>
    <style:style style:name="T80" style:family="text">
      <style:text-properties style:font-name="Liberation Serif" officeooo:rsid="0086927f"/>
    </style:style>
    <style:style style:name="T81" style:family="text">
      <style:text-properties style:font-name="Liberation Serif" officeooo:rsid="0087ad2d"/>
    </style:style>
    <style:style style:name="T82" style:family="text">
      <style:text-properties style:font-name="Liberation Serif" officeooo:rsid="008a4b20"/>
    </style:style>
    <style:style style:name="T83" style:family="text">
      <style:text-properties style:font-name="Liberation Serif" officeooo:rsid="008e10ba"/>
    </style:style>
    <style:style style:name="T84" style:family="text">
      <style:text-properties style:font-name="Liberation Serif" officeooo:rsid="008f8f40"/>
    </style:style>
    <style:style style:name="T85" style:family="text">
      <style:text-properties officeooo:rsid="008579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rge Miller</text:p>
      <text:p text:style-name="P2">Natural <text:span text:style-name="T1">Language</text:span> Processing – Final <text:span text:style-name="T1">Project </text:span>Report</text:p>
      <text:p text:style-name="P7">Regular Expressions</text:p>
      <text:p text:style-name="P3"><text:tab/><text:span text:style-name="T2">We learned in class that any regular expression can be made into a finite state machine. <text:s/>This machine consists of states that represent matchable characters at any given point in time. <text:s/>States are connected to each other with edges, and there can be multiple edges coming to and from a state. <text:s/>Some states are marked as start and end states, where any valid instance of the regular expression would be able to traverse the graph from a start state to an end state. <text:s/>Based on this knowledge given in class, I was able to create a working regular expression compiler and parser. <text:s/></text:span></text:p>
      <text:p text:style-name="P3"><text:tab/><text:span text:style-name="T3">A big picture view of my system consists of three major parts, first being the syntax checker. <text:s/>The syntax checker takes a regular expression as input and returns a number between -1 and the length of the given regular expression. <text:s/>A return value of -1 means that the regular expression was valid. <text:s/>Any other return value means that there was an error at the given index. <text:s/>For example, if I input the regular expression “A|B|C|”, the syntax checker would output 5, since this regular expression is invalid, it has an extra pipe character at position 5. <text:s/></text:span></text:p>
      <text:p text:style-name="P3"><text:tab/><text:span text:style-name="T4">The second part of my system is the graph creator. <text:s/>This part inputs a valid (must be valid or else the graph creator has undefined behavior) regular expression, and outputs a collection of interconnected nodes (aka a graph) that fully represents a finite state machine as described in the first paragraph of this report. <text:s/>The general method behind this part is to parse the regular expression from start to finish, creating the graph as we parse. <text:s/>The graph is created in chunks, where a chunk is defined as a single character, a range of characters ([a-h] for example), or a regular expression contained in parenthesis. <text:s/>Since each special character has very different effects on the graph, the parsing algorithm comes down to a large switch case, where special behavior is defined for each case. <text:s/></text:span></text:p>
      <text:p text:style-name="P3"><text:tab/><text:span text:style-name="T5">The last part of my system is the search program. <text:s/>This program has two inputs: a valid graph </text:span><text:soft-page-break/><text:span text:style-name="T5">(created in the previous step) and a piece of text to be searched for instances of the regular expression. <text:s text:c="2"/>It then outputs all instances of the regular expression, along with their position in the given piece of text. <text:s/></text:span></text:p>
      <text:p text:style-name="P3"><text:tab/><text:span text:style-name="T6">On a grand scale, each step relies on the step before it. <text:s/>The graph creator can't function properly unless the given regular expression passes the syntax checker. <text:s/>The searcher won't work properly if the given graph contains invalid nodes, or the graph is simply an incorrect representation of the regular expression. <text:s/>In summary, my program uses the Chain of Responsibility pattern to distribute the work of the program among the different parts of the system. <text:s/>For the system to be run, the user simply has to put his/her inputs through the correct phases, and the output of the searcher will be correct. <text:s/></text:span></text:p>
      <text:p text:style-name="P4"><text:span text:style-name="T1"><text:tab/>I will now go into detail about how each part works, and give some improvements that would make the system better. <text:s/>The syntax checker is divided into four main cases of where errors can occur in the regular expression. <text:s/>Just like the syntax checker, each case is implemented such that it returns -1 if the given regular expression passes the case, and returns a positive number less tha</text:span><text:span text:style-name="T8">n the length of the regular expression if the regular expression was invalid, notifying where the error occurred. <text:s/>Thus, the syntax checker is simply a vehicle for these four main cases, and doesn't do much on it's own. <text:s/>The first case makes sure each character in the regular expression is valid. <text:s/>Valid characters are: </text:span><text:span text:style-name="T7">| [ ] { } ( ) + * ? - , \ . <text:s/></text:span><text:span text:style-name="T9">and</text:span><text:span text:style-name="T7"> alphanumerics. <text:s/></text:span><text:span text:style-name="T10">If any character (that isn't immediately after an escape character) isn't in this list of characters, then it is a bad character, and this case fails. <text:s/>The second case </text:span><text:span text:style-name="T11">ensures that all open parenthesis (or curly braces or square brackets) have matching closing </text:span><text:span text:style-name="T12">character.</text:span><text:span text:style-name="T11"> <text:s/></text:span><text:span text:style-name="T13">This check is implemented as a simple list, where we record all the opening characters we have seen. <text:s/>If we encounter a closing character with no matching opening character, that is an error. <text:s/>If we find a matching closing character, we remove the open character from the list and continue. <text:s/>If at the end of the regular expression the list is empty, then all open characters had matching closing </text:span><text:span text:style-name="T14">characters</text:span><text:span text:style-name="T13">, meaning this case passed. <text:s/></text:span><text:span text:style-name="T15">The third case checks whether the internals of {} and [] have correct values. <text:s/></text:span><text:soft-page-break/><text:span text:style-name="T15">Currently my system supports ranges of the form {x}, {x,y}, and [a-d]. <text:s/></text:span><text:span text:style-name="T16">Any other representation of range is considered an error that this case would catch and return. <text:s/>The fourth and last case makes sure that all special characters have legal positions. <text:s/></text:span><text:span text:style-name="T17">The characters * + ? and {} must all come after valid regular expressions. <text:s/></text:span><text:span text:style-name="T18">Pipe characters must come in between valid regular expressions, and not at the beginning or end of the regular expression. <text:s/></text:span><text:span text:style-name="T19">This case loops through the regular expression making sure the special characters are valid based on the given rules, </text:span><text:span text:style-name="T20">checking </text:span><text:span text:style-name="T19">neighboring characters</text:span><text:span text:style-name="T21"> </text:span><text:span text:style-name="T22">to determine if they are valid. <text:s/></text:span><text:span text:style-name="T23">A better implementation of this fourth case would actually divide the regular expression into chunks, making sure that * + ? {} all come after valid chunks, and that pipe characters come in between valid chunks. <text:s/></text:span><text:span text:style-name="T24">That way the fourth case would not have the downfall of checking only neighboring characters, and not neighboring chunks. <text:s/></text:span><text:span text:style-name="T25">Another improvement could be made in the second case, where it could ensure that closing curly braces and closing square brackets come immediately after their openers. <text:s/></text:span><text:span text:style-name="T26">This must be true because regular expressions like [a-(abd)] and </text:span><text:span text:style-name="T27">{[a-b], 7} are invalid, </text:span><text:span text:style-name="T28">and this would make the syntax checker all the more careful. <text:s/></text:span></text:p>
      <text:p text:style-name="P5"><text:span text:style-name="T28"><text:tab/></text:span><text:span text:style-name="T29">By far the most complex and interesting part of my system is the graph creator. <text:s/></text:span><text:span text:style-name="T31">The key to my implementation is </text:span><text:span text:style-name="T32">the</text:span><text:span text:style-name="T31"> encapsulation of any regular expression (or chunk of a regular expression) </text:span><text:span text:style-name="T33">into something I </text:span><text:span text:style-name="T36">will</text:span><text:span text:style-name="T33"> call a Graph. <text:s/></text:span><text:span text:style-name="T34">A Graph consists of input nodes and output nodes, </text:span><text:span text:style-name="T37">with</text:span><text:span text:style-name="T35"> some encapsulated complexity in between the input and output nodes. <text:s/></text:span><text:span text:style-name="T38">Representing a chunk of a regular expression with a Graph allows my system to treat all chunks in the same way. <text:s/></text:span><text:span text:style-name="T40">By treating all chunks in the same way, I am able to create the finite state machine </text:span><text:span text:style-name="T41">a lot easier, </text:span><text:span text:style-name="T43">since I get to treat all instances of </text:span><text:span text:style-name="T80">special characters</text:span><text:span text:style-name="T43"> (* for example) in the same way</text:span><text:span text:style-name="T41">. <text:s/></text:span><text:span text:style-name="T42">The graph creation algorithm essentially consists of a loop and a large switch case. </text:span><text:span text:style-name="T40"><text:s/></text:span><text:span text:style-name="T44">It starts by creating a Graph </text:span><text:span text:style-name="T81">instance</text:span><text:span text:style-name="T44"> that will represent the entire regular expression. <text:s/></text:span><text:span text:style-name="T49">It loops through the </text:span><text:span text:style-name="T50">indexes</text:span><text:span text:style-name="T49"> in the regular expression: </text:span><text:span text:style-name="T51">when it comes across an alphanumeric, an escape character, or a [] statement, all it has to do is add one node representing that character (or range of characters) onto the </text:span><text:span text:style-name="T52">end </text:span><text:span text:style-name="T53">of the </text:span><text:span text:style-name="T51">current graph. <text:s/></text:span><text:span text:style-name="T54">On special characters </text:span><text:span text:style-name="T82">(</text:span><text:span text:style-name="T54">like ? * + | </text:span><text:span text:style-name="T82">)</text:span><text:span text:style-name="T54"> it connects previous graphs/nodes to accurately </text:span><text:span text:style-name="T55">portray</text:span><text:span text:style-name="T54"> the statement. <text:s/></text:span><text:span text:style-name="T45">At the end you end up with one </text:span><text:soft-page-break/><text:span text:style-name="T45">filled Graph that represents the whole regular expression. <text:s/>The process is </text:span><text:span text:style-name="T56">also </text:span><text:span text:style-name="T45">recursive. <text:s/>If a</text:span><text:span text:style-name="T57">n open</text:span><text:span text:style-name="T45"> parenthesis is encountered, the system gets the regular expression that is in between the opening and closing parenthesis and recursively creates a Graph with it. <text:s/></text:span><text:span text:style-name="T46">Then when that Graph is returned, it connects </text:span><text:span text:style-name="T58">the graph that was just created</text:span><text:span text:style-name="T46"> to the initial Graph and continues on. <text:s/></text:span><text:span text:style-name="T47">It should be noted that a chunk can be more than one character, </text:span><text:span text:style-name="T48">and more than one node</text:span><text:span text:style-name="T47">. <text:s/>For example, the initial Graph treats inner Graphs (like the one created by a parenthesis) as chunks, even though they really are full graphs, and can have long lengths. <text:s/></text:span><text:span text:style-name="T59">To keep everything in line correctly, the algorithm uses three lists: previousOutput, previousInput, and twoPreviousOutput. <text:s/>If these three lists are kept up to date, all of the special characters (like * + ? | ) can be easily represented. <text:s/></text:span><text:span text:style-name="T60">For example, when the algorithm encounters a ? character, </text:span><text:span text:style-name="T61">i</text:span><text:span text:style-name="T39">nstead of having to go back through the regular expression to see where the </text:span><text:span text:style-name="T40">last chunk began, </text:span><text:span text:style-name="T59">the algorithm can trust that </text:span><text:span text:style-name="T62">all it has to do is connect twoPreviousOutput to previousOutput, creating an edge that passes through the previous </text:span><text:span text:style-name="T63">chunk</text:span><text:span text:style-name="T62">. <text:s/></text:span><text:span text:style-name="T63">This thus accurately creates the behavior of a ? </text:span><text:span text:style-name="T64">character</text:span><text:span text:style-name="T63">. <text:s/></text:span><text:span text:style-name="T65">Improvements for this phase of the system are simply to create more features. <text:s/>More special characters that have </text:span><text:span text:style-name="T84">different</text:span><text:span text:style-name="T65"> effects would make regular expression</text:span><text:span text:style-name="T83">s</text:span><text:span text:style-name="T65"> more verbose and more efficient. <text:s/></text:span><text:span text:style-name="T66">However, I didn't have enough time to implement any new features besides the basic regular expression features. <text:s/></text:span></text:p>
      <text:p text:style-name="P4"><text:span text:style-name="T29"><text:tab/></text:span><text:span text:style-name="T30">Lastly, the </text:span><text:span text:style-name="T67">searcher </text:span><text:span text:style-name="T68">uses a DFS algorithm to </text:span><text:span text:style-name="T69">find instances of the regular expression in a given piece of text. <text:s/></text:span><text:span text:style-name="T70">The algorithm initiates a search at every index in the given input, which creates the possibility for finding multiple instances of the regular expression in the same text. <text:s/>For example if I used the regular expression [0-9]+ to search through text “12345”,</text:span><text:span text:style-name="T71"> the results would be “12345”, “2345”, “345”, “45”, and “5”. <text:s/>When I realized this effect, I thought it was a mistake and so I changed the algorithm to start the search at the end of the last found instance, but I changed it back because in reality all 5 of those instances given in the example are valid instances, there's no reason to leave them out. <text:s/></text:span><text:span text:style-name="T72">It should be noted that each node in the graph has a “match” element, which is a list that contains the character codes of </text:span><text:span text:style-name="T79">characters</text:span><text:span text:style-name="T72"> that are valid (I found character codes by using the built in ord() </text:span><text:soft-page-break/><text:span text:style-name="T72">python function). <text:s/>The search process is as follows: one character is read from the input text, if </text:span><text:span text:style-name="T73">that character matches an input node A, we read another character. <text:s/>If that character matches any node that is connected to </text:span><text:span text:style-name="T74">A, then we read another character. <text:s/>This process is repeated until we reach an output node such that the next character in the input text does not match any edge on said output nod</text:span><text:span text:style-name="T75">e. <text:s/></text:span><text:span text:style-name="T76">Thus this process finds any substring in the given input that traverses from any input node to any output node, and returns it. <text:s/></text:span><text:span text:style-name="T77">The algorithm returns Found objects, which contain the text that matched, and the starting and ending indexes of where it was found in the input text. <text:s/></text:span><text:span text:style-name="T78">The big improvement that can be made here is speed. <text:s/>The algorithm is completely correct, but when a large regular expression is used, it can run quite slow. <text:s/></text:span></text:p>
      <text:p text:style-name="P6"><text:tab/>I used Test Driven Development, with tests for each subsystem, and a test runner script that runs all of the tests seamlessly. <text:s/><text:span text:style-name="T85">This method of development helped me to decide on the structure of my system before I started developing, and gave me confidence in knowing (once I was done) that my system works as planned. <text:s/>Any and all help is appreciated! <text:s/>https://github.com/george-miller/rege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0:51:22.400582000</meta:creation-date>
    <dc:date>2016-05-02T13:23:51.941624000</dc:date>
    <meta:editing-duration>PT1H50M8S</meta:editing-duration>
    <meta:editing-cycles>161</meta:editing-cycles>
    <meta:generator>LibreOffice/5.0.5.2$MacOSX_X86_64 LibreOffice_project/55b006a02d247b5f7215fc6ea0fde844b30035b3</meta:generator>
    <meta:document-statistic meta:table-count="0" meta:image-count="0" meta:object-count="0" meta:page-count="5" meta:paragraph-count="12" meta:word-count="1828" meta:character-count="10744" meta:non-whitespace-character-count="8825"/>
  </office:meta>
</office:document-meta>
</file>